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rlito" svg:font-family="Carlito" style:font-family-generic="roman" style:font-pitch="variable"/>
    <style:font-face style:name="DejaVu Sans" svg:font-family="'DejaVu Sans'" style:font-family-generic="system" style:font-pitch="variable"/>
  </office:font-face-decls>
  <office:automatic-styles>
    <style:style style:name="T1" style:family="text">
      <style:text-properties officeooo:rsid="001bc5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lease do not share the contents of this email outside of RAHU membership</text:p>
      <text:p text:style-name="Standard"/>
      <text:p text:style-name="Standard">We need your help with our branch’s first mobilisation. We are fighting back against the eviction of an Aboriginal community centre built on a sacred site. They will be occupying the centre and we’re going to join them! Read on for more details and how you can join in</text:p>
      <text:p text:style-name="Standard"/>
      <text:p text:style-name="Standard">The Context</text:p>
      <text:p text:style-name="Standard"><text:s/><text:a xlink:type="simple" xlink:href="https://nit.com.au/30-10-2024/14553/exclusive-indigenous-womens-organisation-alleges-millions-allocated-for-service-at-sister-kates-site-were-squandered" text:style-name="Internet_20_link" text:visited-style-name="Visited_20_Internet_20_Link"><text:span text:style-name="T1">First Article</text:span></text:a><text:span text:style-name="T1"> </text:span><text:a xlink:type="simple" xlink:href="https://nit.com.au/08-12-2024/15280/beananging-kwuurt-institute-set-to-close-within-days" text:style-name="Internet_20_link" text:visited-style-name="Visited_20_Internet_20_Link"><text:span text:style-name="T1">Second Article</text:span></text:a></text:p>
      <text:p text:style-name="Standard">Beananging Kwuurt Institute (BKI) is a community centre built on top of what was a women’s birthing site and later became Sister Kate’s, a children’s home and site of tragedy and abuse. BKI now supports elders to connect, make art, and support younger generations. Often times kids just coming out of Banksia Hill prison get a genuine chance to reconnect with culture. </text:p>
      <text:p text:style-name="Standard"/>
      <text:p text:style-name="Standard">The Uniting Church wants to end this and evict BKI from the land, with no plans to continue the centre or use the land. Uniting states the reason is due to differences over the ‘voice’ referendum, however this comes over a year after the referendum and there was no such requirements laid out at the time. </text:p>
      <text:p text:style-name="Standard"/>
      <text:p text:style-name="Standard">How You Can Hel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rlito" svg:font-family="Carlito" style:font-family-generic="roman"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loext:opacity="0%" style:font-name="Carlito"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9T08:48:12.982162523</meta:creation-date>
    <dc:date>2024-12-09T09:23:15.535295149</dc:date>
    <meta:editing-duration>PT27M1S</meta:editing-duration>
    <meta:editing-cycles>5</meta:editing-cycles>
    <meta:generator>Collabora_Office/24.04.7.2$Linux_X86_64 LibreOffice_project/8c74383e6f13cf719fc69da5b94251fd50566e63</meta:generator>
    <meta:document-statistic meta:table-count="0" meta:image-count="0" meta:object-count="0" meta:page-count="1" meta:paragraph-count="7" meta:word-count="190" meta:character-count="1072" meta:non-whitespace-character-count="886"/>
  </office:meta>
</office:document-meta>
</file>